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509b5" officeooo:paragraph-rsid="000509b5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6cb1" officeooo:paragraph-rsid="00066cb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 AND O GAME USING TURTLESIM</text:p>
      <text:p text:style-name="P1"/>
      <text:p text:style-name="P2">ROS2 Distribution Used-Humble</text:p>
      <text:p text:style-name="P2"/>
      <text:p text:style-name="P2">To run the code:</text:p>
      <text:p text:style-name="P2"/>
      <text:p text:style-name="P2">Terminal 1:</text:p>
      <text:p text:style-name="P2">ros2 run turtlesim turtlesim_node</text:p>
      <text:p text:style-name="P2"/>
      <text:p text:style-name="P2">Terminal 2:</text:p>
      <text:p text:style-name="P2">ros2 run turtle_x_and_o playgame.py</text:p>
      <text:p text:style-name="P2"/>
      <text:p text:style-name="P2"/>
      <text:p text:style-name="P2"/>
      <text:p text:style-name="P2"/>
      <text:p text:style-name="P2">For Grid Creation and creating X and O, the SetPen and AbsoluteTeleport services are us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09:27:09.705578514</meta:creation-date>
    <dc:date>2024-09-27T09:34:00.894840890</dc:date>
    <meta:editing-duration>PT6M5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40" meta:character-count="253" meta:non-whitespace-character-count="221"/>
  </office:meta>
</office:document-meta>
</file>